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/**</text:p>
      <text:p text:style-name="Normal">GRUPO: <text:s/>EVERTON SANTOS BARRETO JUNIOR</text:p>
      <text:p text:style-name="Normal"><text:s text:c="8"/>LUCAS CAMPOS TAVANO</text:p>
      <text:p text:style-name="Normal">**/</text:p>
      <text:p text:style-name="Normal"/>
      <text:p text:style-name="Normal"><text:s/>JOGO: THREE MEN'S MORRIS</text:p>
      <text:p text:style-name="Normal"/>
      <text:p text:style-name="Normal">Foi estudado pela equipe o algorítmo MiniMax (que utiliza árvore binária em sua emplementação) e seus modos de otimização, como "Alpha-Beta" e o "algorítimo" Negamax, semelha-</text:p>
      <text:p text:style-name="Normal">nte ao minimax, apenas diferente na implementação.</text:p>
      <text:p text:style-name="Normal"/>
      <text:p text:style-name="Normal">** O jogo se parece com um jogo da velha, sobretudo com algumas alterações: são apenas 3 peças por jogador, e caso ocorra um "empate", nesta etapa, eles podem ir movendo suas peças, em seus</text:p>
      <text:p text:style-name="Normal">turnos, com a meta de tentar formar 3 peças consecutivas na horizontal ou vertical.</text:p>
      <text:p text:style-name="Normal"/>
      <text:p text:style-name="Normal">** O primeiro problema que a equipe encontrou é que o jogo nao tem um fim determinado, como o jogo da velha (seu irmão mais próximo), e desta forma, no algorítmo MiniMax terá que ser atribuído</text:p>
      <text:p text:style-name="Normal">pontuações intermiárias ainda nao definidas de acordo com possiveis estratégias do jogo.</text:p>
      <text:p text:style-name="Normal"/>
      <text:p text:style-name="Normal">** Estudamos o que é fator médio de ramificação, e percebemos, que parar este jogo, o fator médio seria no máximo 9, entao, considerando que o computador faz 10000 interações</text:p>
      <text:p text:style-name="Normal">por segundo, o computador conseguiria analizar 5 jogadas a frente da atual, em 6 segundos de processamento, o que é relativamente efetivo, consideranto que o fator medio de</text:p>
      <text:p text:style-name="Normal">ramificação no jogo diminui, então este tempo poderia variar entre 6 a 0,5 segundos, conforme nossas contas.</text:p>
      <text:p text:style-name="Normal"/>
      <text:p text:style-name="Normal">**Estudamos o jogo THREE MEN'S MORRIS e suas estratégias, para desta forma, decidir como será feita a escolha de pontuações no algoritmo ultizado para a AI do jogo. A princípio</text:p>
      <text:p text:style-name="Normal">atribuir-se-a a vitória +10 pontos, derrota -10 pontos, empate 0; e durante a implementação pretendemos conseguir analizar melhor se este metodo de pontuação foi ou nao eficaz,</text:p>
      <text:p text:style-name="Normal">e como arruma-lo, caso nao tenha sido.</text:p>
      <text:p text:style-name="Normal"/>
      <text:p text:style-name="Normal">Tipos de tabuleiro:</text:p>
      <text:p text:style-name="Normal"/>
      <text:p text:style-name="Normal">A)</text:p>
      <text:p text:style-name="Normal"><text:s text:c="2"/>| |</text:p>
      <text:p text:style-name="Normal">-------</text:p>
      <text:p text:style-name="Normal"><text:s text:c="2"/>| |</text:p>
      <text:p text:style-name="Normal">-------</text:p>
      <text:p text:style-name="Normal"><text:s text:c="2"/>| |</text:p>
      <text:p text:style-name="Normal"/>
      <text:p text:style-name="Normal">B)</text:p>
      <text:p text:style-name="Normal">*-*-*-*</text:p>
      <text:p text:style-name="Normal">| | | |</text:p>
      <text:p text:style-name="Normal">*-*-*-*</text:p>
      <text:p text:style-name="Normal">| | | |</text:p>
      <text:p text:style-name="Normal">*-*-*-*</text:p>
      <text:p text:style-name="Normal">| | | |</text:p>
      <text:p text:style-name="Normal">*-*-*-*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Tavano</dc:creator>
    <meta:creation-date>2009-04-16T11:32:00Z</meta:creation-date>
    <dc:date>2016-06-29T19:43:00Z</dc:date>
    <meta:template xlink:href="Normal.dotm" xlink:type="simple"/>
    <meta:editing-cycles>3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90" meta:character-count="1855" meta:row-count="13" meta:non-whitespace-character-count="1568"/>
  </office:meta>
</office:document-meta>
</file>